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ndaleMono" svg:font-family="AndaleMono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15b731" officeooo:paragraph-rsid="0015b731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15b731" officeooo:paragraph-rsid="0015b731" style:font-weight-asian="bold" style:font-weight-complex="bold"/>
    </style:style>
    <style:style style:name="P3" style:family="paragraph" style:parent-style-name="Standard">
      <style:text-properties style:text-underline-style="none" fo:font-weight="normal" officeooo:rsid="0015b731" officeooo:paragraph-rsid="0015b731" style:font-weight-asian="normal" style:font-weight-complex="normal"/>
    </style:style>
    <style:style style:name="P4" style:family="paragraph" style:parent-style-name="Standard">
      <style:text-properties style:text-underline-style="none" fo:font-weight="normal" officeooo:rsid="0017b6cb" officeooo:paragraph-rsid="0017b6cb" style:font-weight-asian="normal" style:font-weight-complex="normal"/>
    </style:style>
    <style:style style:name="P5" style:family="paragraph" style:parent-style-name="Standard">
      <style:text-properties fo:color="#000000" fo:font-size="6pt" style:text-underline-style="none" fo:font-weight="normal" officeooo:rsid="0017b6cb" officeooo:paragraph-rsid="0017b6cb" style:font-size-asian="6pt" style:font-weight-asian="normal" style:font-size-complex="6pt" style:font-weight-complex="normal"/>
    </style:style>
    <style:style style:name="P6" style:family="paragraph" style:parent-style-name="Standard">
      <style:text-properties fo:color="#000000" fo:font-size="6pt" style:text-underline-style="none" fo:font-weight="normal" officeooo:rsid="0015b731" officeooo:paragraph-rsid="0015b731" style:font-size-asian="6pt" style:font-weight-asian="normal" style:font-size-complex="6pt" style:font-weight-complex="normal"/>
    </style:style>
    <style:style style:name="P7" style:family="paragraph" style:parent-style-name="Standard">
      <style:paragraph-properties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fo:font-size="6pt" style:font-size-asian="6pt" style:font-size-complex="6pt"/>
    </style:style>
    <style:style style:name="T1" style:family="text">
      <style:text-properties officeooo:rsid="0015c36b"/>
    </style:style>
    <style:style style:name="T2" style:family="text">
      <style:text-properties fo:color="#2fff12" style:font-name="AndaleMono" fo:font-size="12pt" style:font-size-asian="12pt"/>
    </style:style>
    <style:style style:name="T3" style:family="text">
      <style:text-properties fo:color="#2fff12" style:font-name="AndaleMono" fo:font-size="12pt" style:text-underline-style="none" style:font-size-asian="12pt"/>
    </style:style>
    <style:style style:name="T4" style:family="text">
      <style:text-properties fo:color="#2fff12" style:font-name="AndaleMono"/>
    </style:style>
    <style:style style:name="T5" style:family="text">
      <style:text-properties fo:color="#2fff12" style:font-name="AndaleMono" style:text-underline-style="none"/>
    </style:style>
    <style:style style:name="T6" style:family="text">
      <style:text-properties fo:color="#2fb41d" style:font-name="AndaleMono" fo:font-size="12pt" style:text-underline-style="solid" style:text-underline-width="auto" style:text-underline-color="font-color" style:font-size-asian="12pt"/>
    </style:style>
    <style:style style:name="T7" style:family="text">
      <style:text-properties fo:color="#2fb41d" style:font-name="AndaleMono" fo:font-size="12pt" style:text-underline-style="none" style:font-size-asian="12pt"/>
    </style:style>
    <style:style style:name="T8" style:family="text">
      <style:text-properties fo:color="#2fb41d" style:font-name="AndaleMono" fo:font-size="12pt" style:font-size-asian="12pt"/>
    </style:style>
    <style:style style:name="T9" style:family="text">
      <style:text-properties fo:color="#2fb41d" style:font-name="AndaleMono" style:text-underline-style="solid" style:text-underline-width="auto" style:text-underline-color="font-color"/>
    </style:style>
    <style:style style:name="T10" style:family="text">
      <style:text-properties fo:color="#2fb41d" style:font-name="AndaleMono"/>
    </style:style>
    <style:style style:name="T11" style:family="text">
      <style:text-properties fo:color="#2fb41d" style:font-name="AndaleMono" style:text-underline-style="none"/>
    </style:style>
    <style:style style:name="T12" style:family="text">
      <style:text-properties fo:color="#9fa01c" style:font-name="AndaleMono" fo:font-size="12pt" style:text-underline-style="none" style:font-size-asian="12pt"/>
    </style:style>
    <style:style style:name="T13" style:family="text">
      <style:text-properties fo:color="#9fa01c" style:font-name="AndaleMono" fo:font-size="12pt" style:font-size-asian="12pt"/>
    </style:style>
    <style:style style:name="T14" style:family="text">
      <style:text-properties fo:color="#9fa01c" style:font-name="AndaleMono"/>
    </style:style>
    <style:style style:name="T15" style:family="text">
      <style:text-properties fo:color="#9fa01c" style:font-name="AndaleMono" style:text-underline-style="none"/>
    </style:style>
    <style:style style:name="T16" style:family="text">
      <style:text-properties style:font-name="AndaleMono"/>
    </style:style>
    <style:style style:name="T17" style:family="text">
      <style:text-properties style:font-name="AndaleMono" style:text-underline-style="solid" style:text-underline-width="auto" style:text-underline-color="font-color"/>
    </style:style>
    <style:style style:name="T18" style:family="text">
      <style:text-properties style:font-name="AndaleMono"/>
    </style:style>
    <style:style style:name="T19" style:family="text">
      <style:text-properties style:font-name="AndaleMono"/>
    </style:style>
    <style:style style:name="T20" style:family="text">
      <style:text-properties style:font-name="AndaleMono" style:text-underline-style="none"/>
    </style:style>
    <style:style style:name="T21" style:family="text">
      <style:text-properties style:font-name="AndaleMono" style:text-underline-style="none"/>
    </style:style>
    <style:style style:name="T22" style:family="text">
      <style:text-properties style:font-name="AndaleMono"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TRACE ROUTES FROM (WOODS HOLE CAFE OBSESSION)</text:p>
      <text:p text:style-name="P5"/>
      <text:p text:style-name="P5"><text:span text:style-name="T16">[03:03:46 @</text:span><text:span text:style-name="T17">OSX</text:span><text:span text:style-name="T16">:</text:span><text:span text:style-name="T16">~/</text:span><text:span text:style-name="T16">] $ traceroute www.mit.edu</text:span></text:p>
      <text:p text:style-name="P7"><text:span text:style-name="T20">traceroute to e9566.dscb.akamaiedge.net (23.48.126.184), 64 hops max, 52 byte packets</text:span></text:p>
      <text:p text:style-name="P7"><text:span text:style-name="T20"><text:s/>1 <text:s/>10.1.10.1 (10.1.10.1) <text:s/>10.207 ms <text:s/>9.575 ms <text:s/>9.812 ms</text:span></text:p>
      <text:p text:style-name="P7"><text:span text:style-name="T20"><text:s/>2 <text:s/>96.120.64.161 (96.120.64.161) <text:s/>31.405 ms <text:s/>19.283 ms <text:s/>31.042 ms</text:span></text:p>
      <text:p text:style-name="P7"><text:span text:style-name="T20"><text:s/>3 <text:s/>te-5-8-ur01.mashpee.ma.boston.comcast.net (68.87.183.81) <text:s/>20.556 ms <text:s/>39.515 ms <text:s/>30.024 ms</text:span></text:p>
      <text:p text:style-name="P7"><text:span text:style-name="T20"><text:s/>4 <text:s/>be-113-ar01.needham.ma.boston.comcast.net (68.85.37.93) <text:s/>30.299 ms <text:s/>39.881 ms <text:s/>30.140 ms</text:span></text:p>
      <text:p text:style-name="P7"><text:span text:style-name="T20"><text:s/>5 <text:s/>he-1-3-0-0-ar01.woburn.ma.boston.comcast.net (69.139.221.202) <text:s/>29.928 ms <text:s/>39.556 ms <text:s/>30.403 ms</text:span></text:p>
      <text:p text:style-name="P7"><text:span text:style-name="T20"><text:s/>6 <text:s/>a23-48-126-184.deploy.static.akamaitechnologies.com (23.48.126.184) <text:s/>29.767 ms <text:s/>25.003 ms <text:s/>24.812 ms</text:span></text:p>
      <text:p text:style-name="P7"><text:span text:style-name="T20">[03:06:05 @</text:span><text:span text:style-name="T17">OSX</text:span><text:span text:style-name="T20">:</text:span><text:span text:style-name="T20">~/</text:span><text:span text:style-name="T20">] $ traceroute whoi.edu</text:span></text:p>
      <text:p text:style-name="P7"><text:span text:style-name="T20">traceroute: unknown host whoi.edu</text:span></text:p>
      <text:p text:style-name="P7"><text:span text:style-name="T20">[03:06:16 @</text:span><text:span text:style-name="T17">OSX</text:span><text:span text:style-name="T20">:</text:span><text:span text:style-name="T20">~/</text:span><text:span text:style-name="T20">] $ traceroute www.whoi.edu</text:span></text:p>
      <text:p text:style-name="P7"><text:span text:style-name="T20">traceroute to vishnu.whoi.edu (128.128.76.17), 64 hops max, 52 byte packets</text:span></text:p>
      <text:p text:style-name="P7"><text:span text:style-name="T20"><text:s/>1 <text:s/>10.1.10.1 (10.1.10.1) <text:s/>4.591 ms <text:s/>9.774 ms <text:s/>2.368 ms</text:span></text:p>
      <text:p text:style-name="P7"><text:span text:style-name="T20"><text:s/>2 <text:s/>96.120.64.161 (96.120.64.161) <text:s/>16.801 ms <text:s/>31.635 ms <text:s/>17.731 ms</text:span></text:p>
      <text:p text:style-name="P7"><text:span text:style-name="T20"><text:s/>3 <text:s/>te-9-8-ur02.mashpee.ma.boston.comcast.net (68.87.183.193) <text:s/>20.243 ms <text:s/>19.393 ms <text:s/>31.648 ms</text:span></text:p>
      <text:p text:style-name="P7"><text:span text:style-name="T20"><text:s/>4 <text:s/>50-232-79-94-static.hfc.comcastbusiness.net (50.232.79.94) <text:s/>28.744 ms <text:s/>29.814 ms <text:s/>30.214 ms</text:span></text:p>
      <text:p text:style-name="P7"><text:span text:style-name="T20"><text:s/>5 <text:s/>* *^C</text:span></text:p>
      <text:p text:style-name="P7"><text:span text:style-name="T20">[03:06:30 @</text:span><text:span text:style-name="T17">OSX</text:span><text:span text:style-name="T20">:</text:span><text:span text:style-name="T20">~/</text:span><text:span text:style-name="T20">] $ traceroute www.mbl.edu</text:span></text:p>
      <text:p text:style-name="P7"><text:span text:style-name="T20">traceroute to www.mbl.edu (74.208.161.193), 64 hops max, 52 byte packets</text:span></text:p>
      <text:p text:style-name="P7"><text:span text:style-name="T20"><text:s/>1 <text:s/>10.1.10.1 (10.1.10.1) <text:s/>23.308 ms <text:s/>12.798 ms <text:s/>6.256 ms</text:span></text:p>
      <text:p text:style-name="P7"><text:span text:style-name="T20"><text:s/>2 <text:s/>96.120.64.161 (96.120.64.161) <text:s/>30.122 ms <text:s/>24.944 ms <text:s/>14.093 ms</text:span></text:p>
      <text:p text:style-name="P7"><text:span text:style-name="T20"><text:s/>3 <text:s/>te-9-8-ur02.mashpee.ma.boston.comcast.net (68.87.183.193) <text:s/>20.318 ms <text:s/>19.306 ms <text:s/>30.100 ms</text:span></text:p>
      <text:p text:style-name="P7"><text:span text:style-name="T20"><text:s/>4 <text:s/>be-113-ar01.needham.ma.boston.comcast.net (68.85.37.93) <text:s/>30.133 ms <text:s/>29.479 ms <text:s/>30.059 ms</text:span></text:p>
      <text:p text:style-name="P7"><text:span text:style-name="T20"><text:s/>5 <text:s/>4.68.71.217 (4.68.71.217) <text:s/>27.728 ms <text:s/>52.708 ms <text:s/>29.475 ms</text:span></text:p>
      <text:p text:style-name="P7"><text:span text:style-name="T20"><text:s/>6 <text:s/>ae-5-5.car1.kansascity1.level3.net (4.69.135.229) <text:s/>81.608 ms <text:s/>92.859 ms <text:s/>77.486 ms</text:span></text:p>
      <text:p text:style-name="P7"><text:span text:style-name="T20"><text:s/>7 <text:s/>11-internet.car1.kansascity1.level3.net (4.53.32.10) <text:s/>99.632 ms <text:s/>69.723 ms <text:s/>81.309 ms</text:span></text:p>
      <text:p text:style-name="P7"><text:span text:style-name="T20"><text:s/>8 <text:s/>ae-10.bb-c.slr.lxa.us.oneandone.net (74.208.6.106) <text:s/>80.030 ms <text:s/>78.431 ms <text:s/>81.374 ms</text:span></text:p>
      <text:p text:style-name="P7"><text:span text:style-name="T20"><text:s/>9 <text:s/>ae-10.gw-distp-a.slr.lxa.us.oneandone.net (74.208.1.101) <text:s/>62.187 ms <text:s/>69.922 ms <text:s/>75.438 ms</text:span></text:p>
      <text:p text:style-name="P7"><text:span text:style-name="T20">10 <text:s/>ae-1.gw-prtr-r3-1a.slr.lxa.us.oneandone.net (74.208.1.173) <text:s/>64.627 ms <text:s/>70.491 ms <text:s/>76.783 ms</text:span></text:p>
      <text:p text:style-name="P7"><text:span text:style-name="T20">11 <text:s/>*^C</text:span></text:p>
      <text:p text:style-name="P7"><text:span text:style-name="T20">[03:06:44 @</text:span><text:span text:style-name="T17">OSX</text:span><text:span text:style-name="T20">:</text:span><text:span text:style-name="T20">~/</text:span><text:span text:style-name="T20">] $ traceroute facebook.com</text:span></text:p>
      <text:p text:style-name="P7"><text:span text:style-name="T20">traceroute to facebook.com (31.13.65.1), 64 hops max, 52 byte packets</text:span></text:p>
      <text:p text:style-name="P7"><text:span text:style-name="T20"><text:s/>1 <text:s/>10.1.10.1 (10.1.10.1) <text:s/>9.870 ms <text:s/>5.118 ms <text:s/>2.616 ms</text:span></text:p>
      <text:p text:style-name="P7"><text:span text:style-name="T20"><text:s/>2 <text:s/>96.120.64.161 (96.120.64.161) <text:s/>12.414 ms <text:s/>13.701 ms <text:s/>22.245 ms</text:span></text:p>
      <text:p text:style-name="P7"><text:span text:style-name="T20"><text:s/>3 <text:s/>te-5-8-ur01.mashpee.ma.boston.comcast.net (68.87.183.81) <text:s/>12.633 ms <text:s/>19.345 ms <text:s/>28.257 ms</text:span></text:p>
      <text:p text:style-name="P7"><text:span text:style-name="T20"><text:s/>4 <text:s/>be-113-ar01.needham.ma.boston.comcast.net (68.85.37.93) <text:s/>33.612 ms <text:s/>26.378 ms <text:s/>21.354 ms</text:span></text:p>
      <text:p text:style-name="P7"><text:span text:style-name="T20"><text:s/>5 <text:s/>be-7015-cr01.newyork.ny.ibone.comcast.net (68.86.90.217) <text:s/>30.446 ms <text:s/>35.358 ms <text:s/>40.964 ms</text:span></text:p>
      <text:p text:style-name="P7"><text:span text:style-name="T20"><text:s/>6 <text:s/>be-10102-cr02.ashburn.va.ibone.comcast.net (68.86.85.25) <text:s/>40.863 ms <text:s/>39.046 ms <text:s/>39.724 ms</text:span></text:p>
      <text:p text:style-name="P7"><text:span text:style-name="T20"><text:s/>7 <text:s/>be-10114-cr02.56marietta.ga.ibone.comcast.net (68.86.85.10) <text:s/>70.199 ms <text:s/>69.690 ms <text:s/>69.787 ms</text:span></text:p>
      <text:p text:style-name="P7"><text:span text:style-name="T20"><text:s/>8 <text:s/>he-0-11-0-1-pe04.56marietta.ga.ibone.comcast.net (68.86.89.94) <text:s/>71.639 ms <text:s/>59.829 ms <text:s/>60.347 ms</text:span></text:p>
      <text:p text:style-name="P7"><text:span text:style-name="T20"><text:s/>9 <text:s/>as32934-1-c.56marietta.ga.ibone.comcast.net (66.208.228.2) <text:s/>61.487 ms <text:s/>63.190 ms <text:s/>58.039 ms</text:span></text:p>
      <text:p text:style-name="P7"><text:span text:style-name="T20">10 <text:s/>po101.psw01c.atl3.tfbnw.net (31.13.26.97) <text:s/>69.596 ms</text:span></text:p>
      <text:p text:style-name="P7"><text:span text:style-name="T20"><text:s text:c="4"/>po101.psw01a.lax1.tfbnw.net (31.13.25.175) <text:s/>63.935 ms</text:span></text:p>
      <text:p text:style-name="P7"><text:span text:style-name="T20"><text:s text:c="4"/>po101.psw01c.atl3.tfbnw.net (31.13.26.97) <text:s/>54.815 ms</text:span></text:p>
      <text:p text:style-name="P7"><text:span text:style-name="T20">11 <text:s/>msw1ad.01.atl3.tfbnw.net (173.252.64.248) <text:s/>61.744 ms</text:span></text:p>
      <text:p text:style-name="P7"><text:span text:style-name="T20"><text:s text:c="4"/>msw1ac.01.atl3.tfbnw.net (173.252.65.108) <text:s/>60.086 ms</text:span></text:p>
      <text:p text:style-name="P7"><text:span text:style-name="T20"><text:s text:c="4"/>msw1ai.01.atl3.tfbnw.net (173.252.65.111) <text:s/>60.155 ms</text:span></text:p>
      <text:p text:style-name="P7"><text:span text:style-name="T20">12 <text:s/>edge-star-shv-01-atl1.facebook.com (31.13.65.1) <text:s/>69.283 ms <text:s/>79.788 ms <text:s/>70.897 ms</text:span></text:p>
      <text:p text:style-name="P7"><text:span text:style-name="T20">[03:06:58 @</text:span><text:span text:style-name="T17">OSX</text:span><text:span text:style-name="T20">:</text:span><text:span text:style-name="T20">~/</text:span><text:span text:style-name="T20">] $ traceroute googe.com</text:span></text:p>
      <text:p text:style-name="P7"><text:span text:style-name="T20">traceroute to googe.com (162.243.20.86), 64 hops max, 52 byte packets</text:span></text:p>
      <text:p text:style-name="P7"><text:span text:style-name="T20"><text:s/>1 <text:s/>10.1.10.1 (10.1.10.1) <text:s/>6.316 ms <text:s/>2.635 ms <text:s/>11.512 ms</text:span></text:p>
      <text:p text:style-name="P7"><text:span text:style-name="T20"><text:s/>2 <text:s/>96.120.64.161 (96.120.64.161) <text:s/>17.479 ms <text:s/>19.731 ms <text:s/>19.995 ms</text:span></text:p>
      <text:p text:style-name="P7"><text:span text:style-name="T20"><text:s/>3 <text:s/>te-5-8-ur01.mashpee.ma.boston.comcast.net (68.87.183.81) <text:s/>30.064 ms <text:s/>31.237 ms <text:s/>28.414 ms</text:span></text:p>
      <text:p text:style-name="P7"><text:span text:style-name="T20"><text:s/>4 <text:s/>be-113-ar01.needham.ma.boston.comcast.net (68.85.37.93) <text:s/>19.826 ms <text:s/>29.751 ms <text:s/>31.729 ms</text:span></text:p>
      <text:p text:style-name="P7"><text:span text:style-name="T20"><text:s/>5 <text:s/>be-7015-cr01.newyork.ny.ibone.comcast.net (68.86.90.217) <text:s/>38.145 ms <text:s/>40.398 ms <text:s/>39.839 ms</text:span></text:p>
      <text:p text:style-name="P7"><text:span text:style-name="T20"><text:s/>6 <text:s/>be-10203-cr02.newyork.ny.ibone.comcast.net (68.86.85.54) <text:s/>30.761 ms <text:s/>41.294 ms <text:s/>38.207 ms</text:span></text:p>
      <text:p text:style-name="P7"><text:span text:style-name="T20"><text:s/>7 <text:s/>he-0-11-0-1-pe02.111eighthave.ny.ibone.comcast.net (68.86.87.226) <text:s/>30.584 ms <text:s/>39.724 ms <text:s/>40.266 ms</text:span></text:p>
      <text:p text:style-name="P7"><text:span text:style-name="T20"><text:s/>8 <text:s/>50.242.151.70 (50.242.151.70) <text:s/>71.723 ms <text:s/>59.385 ms <text:s/>60.422 ms</text:span></text:p>
      <text:p text:style-name="P7"><text:span text:style-name="T20"><text:s/>9 <text:s/>xe-0-3-0-21.r05.nycmny01.us.ce.gin.ntt.net (129.250.203.86) <text:s/>28.426 ms <text:s/>34.078 ms <text:s/>30.185 ms</text:span></text:p>
      <text:p text:style-name="P7"><text:span text:style-name="T20">10 <text:s/>192.241.164.234 (192.241.164.234) <text:s/>39.593 ms</text:span></text:p>
      <text:p text:style-name="P7"><text:span text:style-name="T20"><text:s text:c="4"/>192.241.164.242 (192.241.164.242) <text:s/>29.892 ms</text:span></text:p>
      <text:p text:style-name="P7"><text:span text:style-name="T20"><text:s text:c="4"/>192.241.164.234 (192.241.164.234) <text:s/>35.794 ms</text:span></text:p>
      <text:p text:style-name="P5"><text:span text:style-name="T16">11 <text:s/>* * *</text:span>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AndaleMono" svg:font-family="AndaleMono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8T17:46:20.717903779</meta:creation-date>
    <dc:date>2015-08-30T15:52:24.003541000</dc:date>
    <meta:editing-duration>P4DT2H13M6S</meta:editing-duration>
    <meta:editing-cycles>3</meta:editing-cycles>
    <meta:generator>LibreOffice/4.4.5.2$MacOSX_X86_64 LibreOffice_project/a22f674fd25a3b6f45bdebf25400ed2adff0ff99</meta:generator>
    <meta:document-statistic meta:table-count="0" meta:image-count="0" meta:object-count="0" meta:page-count="1" meta:paragraph-count="64" meta:word-count="490" meta:character-count="4472" meta:non-whitespace-character-count="3813"/>
  </office:meta>
</office:document-meta>
</file>